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DataSource.SourceDataSource( Source src ,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Data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DataSource.getName( String name , 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DataSource.SourceDataSource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ataSource.getType( String type , Source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